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algun Gothic" svg:font-family="Malgun Gothic" style:font-family-generic="swiss" style:font-pitch="variable" svg:panose-1="2 11 5 3 2 0 0 2 0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ko" style:country-asian="KR"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T25" style:parent-style-name="Fuentedepárrafopredeter." style:family="text">
      <style:text-properties fo:font-size="36pt" style:font-size-asian="36pt" style:font-size-complex="36pt"/>
    </style:style>
    <style:style style:name="T26" style:parent-style-name="Fuentedepárrafopredeter." style:family="text">
      <style:text-properties fo:font-size="36pt" style:font-size-asian="36pt" style:font-size-complex="36pt" fo:language="es" fo:country="MX"/>
    </style:style>
    <style:style style:name="P27" style:parent-style-name="Standard" style:family="paragraph">
      <style:paragraph-properties fo:text-align="center"/>
      <style:text-properties fo:font-size="36pt" style:font-size-asian="36pt" style:font-size-complex="36pt" fo:language="es" fo:country="MX"/>
    </style:style>
    <style:style style:name="P28" style:parent-style-name="Standard" style:family="paragraph">
      <style:paragraph-properties fo:text-align="center"/>
    </style:style>
    <style:style style:name="T29" style:parent-style-name="Fuentedepárrafopredeter." style:family="text">
      <style:text-properties fo:language="es" fo:country="MX" style:language-asian="ko" style:country-asian="KR" style:language-complex="ar" style:country-complex="SA"/>
    </style:style>
    <style:style style:name="TableColumn31" style:family="table-column">
      <style:table-column-properties style:column-width="2.5in" style:use-optimal-column-width="false"/>
    </style:style>
    <style:style style:name="TableColumn32" style:family="table-column">
      <style:table-column-properties style:column-width="4.7597in" style:use-optimal-column-width="false"/>
    </style:style>
    <style:style style:name="Table30" style:family="table">
      <style:table-properties style:width="7.2597in" fo:margin-left="0in" table:align="left"/>
    </style:style>
    <style:style style:name="TableRow33" style:family="table-row">
      <style:table-row-properties style:row-height="0.5in" style:use-optimal-row-height="false"/>
    </style:style>
    <style:style style:name="TableCell34" style:family="table-cell">
      <style:table-cell-properties fo:border="none" style:writing-mode="lr-tb" fo:padding-top="0.0381in" fo:padding-left="0.0381in" fo:padding-bottom="0.0381in" fo:padding-right="0.0381in"/>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7" style:family="table-cell">
      <style:table-cell-properties fo:border-top="none" fo:border-left="none" fo:border-bottom="0.0034in solid #000000" fo:border-right="none" style:writing-mode="lr-tb" fo:padding-top="0.0381in" fo:padding-left="0.0381in" fo:padding-bottom="0.0381in" fo:padding-right="0.0381in"/>
    </style:style>
    <style:style style:name="P38" style:parent-style-name="TableContents" style:family="paragraph">
      <style:paragraph-properties fo:margin-left="0.4368in">
        <style:tab-stops/>
      </style:paragraph-properties>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style>
    <style:style style:name="TableRow45" style:family="table-row">
      <style:table-row-properties style:row-height="0.55in"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style>
    <style:style style:name="TableRow51" style:family="table-row">
      <style:table-row-properties style:row-height="0.5534in" style:use-optimal-row-height="false"/>
    </style:style>
    <style:style style:name="TableCell52" style:family="table-cell">
      <style:table-cell-properties fo:border="none" style:writing-mode="lr-tb" fo:padding-top="0.0381in" fo:padding-left="0.0381in" fo:padding-bottom="0.0381in" fo:padding-right="0.0381in"/>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5" style:family="table-cell">
      <style:table-cell-properties fo:border-top="none" fo:border-left="none" fo:border-bottom="0.0034in solid #000000" fo:border-right="none" style:writing-mode="lr-tb" fo:padding-top="0.0381in" fo:padding-left="0.0381in" fo:padding-bottom="0.0381in" fo:padding-right="0.0381in"/>
    </style:style>
    <style:style style:name="P56" style:parent-style-name="TableContents" style:family="paragraph">
      <style:paragraph-properties fo:margin-left="0.4368in">
        <style:tab-stops/>
      </style:paragraph-properties>
    </style:style>
    <style:style style:name="TableRow57" style:family="table-row">
      <style:table-row-properties style:row-height="0.5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P62" style:parent-style-name="TableContents" style:family="paragraph">
      <style:paragraph-properties fo:margin-left="0.4368in">
        <style:tab-stops/>
      </style:paragraph-properties>
    </style:style>
    <style:style style:name="TableRow63" style:family="table-row">
      <style:table-row-properties style:row-height="0.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margin-left="0.4368in">
        <style:tab-stops/>
      </style:paragraph-properties>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style>
    <style:style style:name="TableRow68" style:family="table-row">
      <style:table-row-properties style:row-height="0.5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margin-left="0.4368in">
        <style:tab-stops/>
      </style:paragraph-properties>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P98" style:parent-style-name="Standard" style:family="paragraph">
      <style:text-properties style:font-name="Calibri" fo:color="#000000" fo:font-size="26pt" style:font-size-asian="26pt"/>
    </style:style>
    <style:style style:name="T99" style:parent-style-name="Fuentedepárrafopredeter." style:family="text">
      <style:text-properties fo:language="es" fo:country="MX"/>
    </style:style>
    <style:style style:name="P100" style:parent-style-name="Standard" style:family="paragraph">
      <style:text-properties fo:language="es" fo:country="MX"/>
    </style:style>
    <style:style style:name="P101" style:parent-style-name="Standard" style:family="paragraph">
      <style:text-properties fo:language="es" fo:country="MX"/>
    </style:style>
    <style:style style:name="P102" style:parent-style-name="Standard" style:family="paragraph">
      <style:text-properties fo:language="es" fo:country="MX"/>
    </style:style>
    <style:style style:name="P103" style:parent-style-name="Standard" style:family="paragraph">
      <style:text-properties fo:language="es" fo:country="MX"/>
    </style:style>
    <style:style style:name="P104" style:parent-style-name="Standard" style:family="paragraph">
      <style:text-properties fo:language="es" fo:country="MX"/>
    </style:style>
    <style:style style:name="P105" style:parent-style-name="Standard" style:family="paragraph">
      <style:text-properties fo:language="es" fo:country="MX"/>
    </style:style>
    <style:style style:name="P106" style:parent-style-name="Standard" style:family="paragraph">
      <style:text-properties fo:language="es" fo:country="MX"/>
    </style:style>
    <style:style style:name="P107" style:parent-style-name="Standard" style:family="paragraph">
      <style:text-properties fo:language="es" fo:country="MX"/>
    </style:style>
    <style:style style:name="P108" style:parent-style-name="Standard" style:family="paragraph">
      <style:text-properties fo:language="es" fo:country="MX"/>
    </style:style>
    <style:style style:name="P109" style:parent-style-name="Standard" style:family="paragraph">
      <style:text-properties fo:language="es" fo:country="MX"/>
    </style:style>
    <style:style style:name="P110" style:parent-style-name="Standard" style:family="paragraph">
      <style:text-properties fo:language="es" fo:country="MX"/>
    </style:style>
    <style:style style:name="P111" style:parent-style-name="Standard" style:family="paragraph">
      <style:text-properties fo:language="es" fo:country="MX"/>
    </style:style>
    <style:style style:name="P112" style:parent-style-name="Standard" style:family="paragraph">
      <style:text-properties fo:language="es" fo:country="MX"/>
    </style:style>
    <style:style style:name="P113" style:parent-style-name="Standard" style:family="paragraph">
      <style:text-properties fo:language="es" fo:country="MX"/>
    </style:style>
    <style:style style:name="P114" style:parent-style-name="Standard" style:family="paragraph">
      <style:text-properties fo:language="es" fo:country="MX"/>
    </style:style>
    <style:style style:name="P115" style:parent-style-name="Standard" style:family="paragraph">
      <style:text-properties fo:language="es" fo:country="MX"/>
    </style:style>
    <style:style style:name="P116" style:parent-style-name="Standard" style:family="paragraph">
      <style:text-properties fo:language="es" fo:country="MX"/>
    </style:style>
    <style:style style:name="P117" style:parent-style-name="Standard" style:family="paragraph">
      <style:text-properties fo:language="es" fo:country="MX"/>
    </style:style>
    <style:style style:name="P118" style:parent-style-name="Standard" style:family="paragraph">
      <style:text-properties fo:language="es" fo:country="MX"/>
    </style:style>
    <style:style style:name="P119" style:parent-style-name="Standard" style:family="paragraph">
      <style:text-properties fo:language="es" fo:country="MX"/>
    </style:style>
    <style:style style:name="T120" style:parent-style-name="Fuentedepárrafopredeter." style:family="text">
      <style:text-properties fo:language="es" fo:country="MX"/>
    </style:style>
    <style:style style:name="T121" style:parent-style-name="Fuentedepárrafopredeter." style:family="text">
      <style:text-properties fo:language="es" fo:country="MX"/>
    </style:style>
    <style:style style:name="P122" style:parent-style-name="Standard" style:family="paragraph">
      <style:paragraph-properties fo:text-align="justify"/>
      <style:text-properties fo:language="es" fo:country="MX"/>
    </style:style>
    <style:style style:name="P123" style:parent-style-name="Standard" style:family="paragraph">
      <style:paragraph-properties fo:text-align="justify"/>
    </style:style>
    <style:style style:name="T124" style:parent-style-name="Fuentedepárrafopredeter." style:family="text">
      <style:text-properties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Carátula para entrega de prácticas</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Standard"/>
      <text:p text:style-name="P23"><text:span text:style-name="T24">Laboratorios</text:span><text:span text:style-name="T25"><text:s/>de<text:s/></text:span><text:span text:style-name="T26">computación</text:span></text:p>
      <text:p text:style-name="P27">salas A y B</text:p>
      <text:p text:style-name="P28"><text:span text:style-name="T29"><draw:connector draw:type="line" svg:x1="-0.12677in" svg:y1="0.23661in" svg:x2="7.27531in" svg:y2="0.23661in" draw:z-index="251658240" draw:id="id0" draw:style-name="a1" draw:name="Conector recto 114" text:anchor-type="paragraph"><svg:title/><svg:desc/></draw:connector></text:span></text:p>
      <table:table table:style-name="Table30">
        <table:table-columns>
          <table:table-column table:style-name="TableColumn31"/>
          <table:table-column table:style-name="TableColumn32"/>
        </table:table-columns>
        <table:table-row table:style-name="TableRow33">
          <table:table-cell table:style-name="TableCell34">
            <text:p text:style-name="P35"/>
            <text:p text:style-name="P36">Profesor:</text:p>
          </table:table-cell>
          <table:table-cell table:style-name="TableCell37">
            <text:p text:style-name="P38">Alfredo Cruz Carlón</text:p>
          </table:table-cell>
        </table:table-row>
        <table:table-row table:style-name="TableRow39">
          <table:table-cell table:style-name="TableCell40">
            <text:p text:style-name="P41"/>
            <text:p text:style-name="P42">Asignatura:</text:p>
          </table:table-cell>
          <table:table-cell table:style-name="TableCell43">
            <text:p text:style-name="P44">Fundamentos de programación</text:p>
          </table:table-cell>
        </table:table-row>
        <table:table-row table:style-name="TableRow45">
          <table:table-cell table:style-name="TableCell46">
            <text:p text:style-name="P47"/>
            <text:p text:style-name="P48">Grupo:</text:p>
          </table:table-cell>
          <table:table-cell table:style-name="TableCell49">
            <text:p text:style-name="P50">1107</text:p>
          </table:table-cell>
        </table:table-row>
        <table:table-row table:style-name="TableRow51">
          <table:table-cell table:style-name="TableCell52">
            <text:p text:style-name="P53"/>
            <text:p text:style-name="P54">No de Práctica(s):</text:p>
          </table:table-cell>
          <table:table-cell table:style-name="TableCell55">
            <text:p text:style-name="P56">13</text:p>
          </table:table-cell>
        </table:table-row>
        <table:table-row table:style-name="TableRow57">
          <table:table-cell table:style-name="TableCell58">
            <text:p text:style-name="P59"/>
            <text:p text:style-name="P60">Integrante(s):</text:p>
          </table:table-cell>
          <table:table-cell table:style-name="TableCell61">
            <text:p text:style-name="P62">Rivera Rivera Megan Montserrat</text:p>
          </table:table-cell>
        </table:table-row>
        <table:table-row table:style-name="TableRow63">
          <table:table-cell table:style-name="TableCell64">
            <text:p text:style-name="P65"/>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P78">2018-1</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29 noviembre 2017</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Standard"/>
      <text:p text:style-name="P98"><text:tab/><text:tab/><text:tab/><text:tab/><text:tab/>CALIFICACIÓN: __________</text:p>
      <text:soft-page-break/>
      <text:p text:style-name="Standard">#include&lt;stdio.h&gt;</text:p>
      <text:p text:style-name="Standard">int main() {</text:p>
      <text:p text:style-name="Standard"><text:tab/>FILE*archivo;</text:p>
      <text:p text:style-name="Standard"><text:tab/>int v1; int a;</text:p>
      <text:p text:style-name="Standard"><text:tab/>int vll;int b;</text:p>
      <text:p text:style-name="Standard"><text:tab/>int vt; int c;</text:p>
      <text:p text:style-name="Standard"><text:tab/>double x; double x1;</text:p>
      <text:p text:style-name="Standard"><text:tab/>double y; double y1;</text:p>
      <text:p text:style-name="Standard"><text:tab/>double z; double z1;</text:p>
      <text:p text:style-name="Standard"><text:tab/>int respuesta;</text:p>
      <text:p text:style-name="Standard"><text:tab/></text:p>
      <text:p text:style-name="Standard"><text:tab/>archivo= fopen("archivo.txt","r+");</text:p>
      <text:p text:style-name="Standard"><text:tab/><text:tab/><text:span text:style-name="T99">fprintf(archivo, "Ingresa la componente x: \n");<text:s/></text:span></text:p>
      <text:p text:style-name="P100"><text:tab/><text:tab/>fscanf(archivo, "%d",&amp;x);</text:p>
      <text:p text:style-name="P101"><text:tab/><text:tab/>fprintf(archivo, "Ingresa la componente y: \n");</text:p>
      <text:p text:style-name="P102"><text:tab/><text:tab/>fscanf(archivo, "%d",&amp;y);</text:p>
      <text:p text:style-name="P103"><text:tab/><text:tab/>fprintf(archivo, "Ingresa la componente z: \n");</text:p>
      <text:p text:style-name="P104"><text:tab/><text:tab/>fscanf(archivo, "%d",&amp;z);</text:p>
      <text:p text:style-name="P105"><text:tab/><text:tab/><text:tab/>fprintf(archivo, "Ingresa la componente x1: \n");<text:s/></text:p>
      <text:p text:style-name="P106"><text:tab/><text:tab/>fscanf(archivo, "%d",&amp;x1);</text:p>
      <text:p text:style-name="P107"><text:tab/><text:tab/>fprintf(archivo, "Ingresa la componente y1: \n");</text:p>
      <text:p text:style-name="P108"><text:tab/><text:tab/>fscanf(archivo, "%d",&amp;y1);</text:p>
      <text:p text:style-name="P109"><text:tab/><text:tab/>fprintf(archivo, "Ingresa la componente z1: \n");</text:p>
      <text:p text:style-name="P110"><text:tab/><text:tab/>fscanf(archivo, "%d",&amp;z1);</text:p>
      <text:p text:style-name="P111"><text:tab/><text:tab/>fprintf(archivo, "El vector nulo es paralelo a cualquier vector");</text:p>
      <text:p text:style-name="P112"><text:tab/><text:tab/>a=x*x1;</text:p>
      <text:p text:style-name="P113"><text:tab/><text:tab/>b=y*y1;</text:p>
      <text:p text:style-name="P114"><text:tab/><text:tab/>c=z*z1;</text:p>
      <text:p text:style-name="P115"><text:tab/><text:tab/>respuesta=a+b+c;</text:p>
      <text:p text:style-name="P116"><text:tab/><text:tab/>if(respuesta=0){</text:p>
      <text:p text:style-name="P117"><text:tab/><text:tab/><text:tab/>fprintf(archivo,"Los vectores son perpendiculares");</text:p>
      <text:p text:style-name="P118"><text:tab/><text:tab/>}else{</text:p>
      <text:p text:style-name="P119"><text:tab/><text:tab/><text:tab/>fprintf(archivo, "Los vectores no son perpendiculares");</text:p>
      <text:p text:style-name="Standard"><text:span text:style-name="T120"><text:tab/></text:span><text:span text:style-name="T121"><text:tab/></text:span>}</text:p>
      <text:p text:style-name="Standard"><text:tab/><text:tab/></text:p>
      <text:p text:style-name="Standard"><text:tab/>int fclose (FILE *apArch);</text:p>
      <text:p text:style-name="Standard">}</text:p>
      <text:p text:style-name="Standard"/>
      <text:p text:style-name="P122">El objetivo de este programa es<text:s/>buscar<text:s/>calcular si ambos vectores<text:s/>dados por el usuario<text:s/>son perpendiculares,<text:s/>es decir, que entre ambos se forma un ángulo de 90°. Para esto se realizó el producto puntos entre ambos vectores que nos da como resultado un escalar, si ese escalar es el escalar cero, entonces podemos concluir que los vectores sí son perpendiculares, de otra manera no lo serían y el ángulo formado entre ambos vectores sería cero. <text:s/>El producto punto se realiza multiplicando las componentes de ambos vectores en x, y se repite este procedimiento con las componentes de los <text:s/>vectores en y y en z para después sumarlos.</text:p>
      <text:p text:style-name="P123"><text:span text:style-name="T124">Esta práctica se realizó basándose en los conocimientos adquiridos en la práctica 13 de fundamentos de programació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algun Gothic" svg:font-family="Malgun Gothic" style:font-family-generic="swiss" style:font-pitch="variable" svg:panose-1="2 11 5 3 2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Megan Rivera</dc:creator>
    <meta:creation-date>2017-11-29T04:55:00Z</meta:creation-date>
    <dc:date>2017-11-29T04:55:00Z</dc:date>
    <meta:template xlink:href="Normal" xlink:type="simple"/>
    <meta:editing-cycles>2</meta:editing-cycles>
    <meta:editing-duration>PT0S</meta:editing-duration>
    <meta:document-statistic meta:page-count="2" meta:paragraph-count="4" meta:word-count="331" meta:character-count="2153" meta:row-count="15" meta:non-whitespace-character-count="1826"/>
  </office:meta>
</office:document-meta>
</file>